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095afb" fo:background-color="transparent" style:font-name-asian="Garamond" style:font-size-asian="18pt" style:font-weight-asian="bold" style:font-name-complex="Garamond" style:font-size-complex="18pt" style:font-weight-complex="bold"/>
    </style:style>
    <style:style style:name="P2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rsid="00095afb" officeooo:paragraph-rsid="00095afb" fo:background-color="transparent" style:font-name-asian="Garamond" style:font-size-asian="18pt" style:font-weight-asian="bold" style:font-name-complex="Garamond" style:font-size-complex="18pt" style:font-weight-complex="bold"/>
    </style:style>
    <style:style style:name="P3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095afb" fo:background-color="transparent" style:font-size-asian="18pt" style:font-weight-asian="bold" style:font-name-complex="Garamond" style:font-size-complex="18pt" style:font-weight-complex="bold"/>
    </style:style>
    <style:style style:name="P4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paragraph-rsid="00095afb" fo:background-color="transparent" style:font-size-asian="18pt" style:font-name-complex="Garamond" style:font-size-complex="18pt"/>
    </style:style>
    <style:style style:name="P5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rsid="0013f1a4" officeooo:paragraph-rsid="00095afb" fo:background-color="transparent" style:font-size-asian="18pt" style:font-name-complex="Garamond" style:font-size-complex="18pt"/>
    </style:style>
    <style:style style:name="P6" style:family="paragraph" style:parent-style-name="Standard">
      <style:paragraph-properties fo:line-height="100%" fo:text-align="center" style:justify-single-word="false" style:writing-mode="lr-tb"/>
      <style:text-properties style:font-name="sans-serif" fo:font-size="12pt" officeooo:paragraph-rsid="00095afb"/>
    </style:style>
    <style:style style:name="P7" style:family="paragraph" style:parent-style-name="Heading_20_1">
      <style:paragraph-properties fo:line-height="100%" fo:text-align="center" style:justify-single-word="false" style:writing-mode="lr-tb"/>
      <style:text-properties style:font-name="Garamond" fo:font-size="18pt" fo:font-weight="bold" officeooo:paragraph-rsid="00095afb" fo:background-color="transparent" style:font-size-asian="18pt" style:font-weight-asian="bold" style:font-name-complex="Garamond" style:font-size-complex="18pt" style:font-weight-complex="bold"/>
    </style:style>
    <style:style style:name="P8" style:family="paragraph" style:parent-style-name="Standard" style:master-page-name="">
      <style:paragraph-properties fo:margin-left="2.6cm" fo:margin-right="0cm" fo:line-height="100%" fo:text-align="justify" style:justify-single-word="false" fo:text-indent="0cm" style:auto-text-indent="false" style:page-number="auto" style:writing-mode="lr-tb"/>
      <style:text-properties officeooo:rsid="000ee337" officeooo:paragraph-rsid="000ee337"/>
    </style:style>
    <style:style style:name="P9" style:family="paragraph" style:parent-style-name="Standard" style:master-page-name="">
      <style:paragraph-properties fo:margin-left="2.6cm" fo:margin-right="0cm" fo:line-height="100%" fo:text-align="justify" style:justify-single-word="false" fo:text-indent="0cm" style:auto-text-indent="false" style:page-number="auto" style:writing-mode="lr-tb"/>
      <style:text-properties style:font-name="Garamond" fo:font-size="12pt" style:text-underline-style="none" fo:font-weight="normal" officeooo:rsid="00146618" officeooo:paragraph-rsid="00146618" fo:background-color="transparent" style:font-size-asian="10.5pt" style:font-weight-asian="normal" style:font-name-complex="Garamond" style:font-size-complex="12pt" style:font-weight-complex="normal"/>
    </style:style>
    <style:style style:name="P10" style:family="paragraph" style:parent-style-name="Standard">
      <style:paragraph-properties fo:margin-left="2.6cm" fo:margin-right="0cm" fo:line-height="100%" fo:text-align="justify" style:justify-single-word="false" fo:text-indent="0cm" style:auto-text-indent="false" style:writing-mode="lr-tb"/>
      <style:text-properties style:font-name="Garamond" fo:font-size="12pt" style:text-underline-style="none" fo:font-weight="normal" officeooo:rsid="001435a1" officeooo:paragraph-rsid="001435a1" fo:background-color="transparent" style:font-size-asian="10.5pt" style:font-weight-asian="normal" style:font-name-complex="Garamond" style:font-size-complex="12pt" style:font-weight-complex="normal"/>
    </style:style>
    <style:style style:name="P11" style:family="paragraph" style:parent-style-name="Standard">
      <style:paragraph-properties fo:margin-left="2.6cm" fo:margin-right="0cm" fo:line-height="100%" fo:text-align="justify" style:justify-single-word="false" fo:text-indent="0cm" style:auto-text-indent="false" style:writing-mode="lr-tb"/>
      <style:text-properties style:font-name="Garamond" fo:font-size="12pt" style:text-underline-style="none" fo:font-weight="normal" officeooo:rsid="00146618" officeooo:paragraph-rsid="00146618" fo:background-color="transparent" style:font-size-asian="10.5pt" style:font-weight-asian="normal" style:font-name-complex="Garamond" style:font-size-complex="12pt" style:font-weight-complex="normal"/>
    </style:style>
    <style:style style:name="P12" style:family="paragraph" style:parent-style-name="Standard">
      <style:paragraph-properties fo:margin-left="2.6cm" fo:margin-right="0cm" fo:line-height="100%" fo:text-align="justify" style:justify-single-word="false" fo:text-indent="0cm" style:auto-text-indent="false" style:writing-mode="lr-tb"/>
      <style:text-properties officeooo:rsid="0010a05c" officeooo:paragraph-rsid="0010a05c"/>
    </style:style>
    <style:style style:name="P13" style:family="paragraph" style:parent-style-name="Standard" style:master-page-name="">
      <style:paragraph-properties fo:margin-left="2.701cm" fo:margin-right="0cm" fo:line-height="100%" fo:text-align="justify" style:justify-single-word="false" fo:text-indent="0cm" style:auto-text-indent="false" style:page-number="auto" style:writing-mode="lr-tb"/>
      <style:text-properties officeooo:paragraph-rsid="001435a1"/>
    </style:style>
    <style:style style:name="P14" style:family="paragraph" style:parent-style-name="Standard">
      <style:paragraph-properties fo:margin-left="0cm" fo:margin-right="0cm" fo:line-height="100%" fo:text-align="justify" style:justify-single-word="false" fo:text-indent="0cm" style:auto-text-indent="false" style:writing-mode="lr-tb"/>
      <style:text-properties style:font-name="Garamond" fo:font-size="12pt" style:text-underline-style="none" fo:font-weight="normal" officeooo:rsid="0014a57e" officeooo:paragraph-rsid="0014a57e" fo:background-color="transparent" style:font-size-asian="10.5pt" style:font-weight-asian="normal" style:font-name-complex="Garamond" style:font-size-complex="12pt" style:font-weight-complex="normal"/>
    </style:style>
    <style:style style:name="P15" style:family="paragraph" style:parent-style-name="Standard" style:master-page-name="Standard">
      <style:paragraph-properties fo:line-height="100%" fo:text-align="center" style:justify-single-word="false" style:page-number="auto" style:writing-mode="lr-tb"/>
      <style:text-properties style:font-name="Garamond" fo:font-size="18pt" fo:font-weight="bold" officeooo:paragraph-rsid="00095afb" fo:background-color="transparent" style:font-name-asian="Garamond" style:font-size-asian="18pt" style:font-weight-asian="bold" style:font-name-complex="Garamond" style:font-size-complex="18pt" style:font-weight-complex="bold"/>
    </style:style>
    <style:style style:name="P16" style:family="paragraph" style:parent-style-name="Standard" style:list-style-name="L1">
      <style:paragraph-properties fo:line-height="100%" fo:text-align="justify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0bd87b" officeooo:paragraph-rsid="000bd87b" fo:background-color="transparent" style:font-size-asian="16pt" style:font-weight-asian="bold" style:font-name-complex="Garamond" style:font-size-complex="16pt" style:font-weight-complex="bold"/>
    </style:style>
    <style:style style:name="P17" style:family="paragraph" style:parent-style-name="Standard" style:list-style-name="L3">
      <style:paragraph-properties fo:line-height="100%" fo:text-align="justify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435a1" officeooo:paragraph-rsid="001435a1" fo:background-color="transparent" style:font-size-asian="14pt" style:font-weight-asian="bold" style:font-name-complex="Garamond" style:font-size-complex="16pt" style:font-weight-complex="bold"/>
    </style:style>
    <style:style style:name="P18" style:family="paragraph" style:parent-style-name="Standard" style:list-style-name="L5">
      <style:paragraph-properties fo:line-height="100%" fo:text-align="justify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4a57e" officeooo:paragraph-rsid="0014a57e" fo:background-color="transparent" style:font-size-asian="14pt" style:font-weight-asian="bold" style:font-name-complex="Garamond" style:font-size-complex="16pt" style:font-weight-complex="bold"/>
    </style:style>
    <style:style style:name="P19" style:family="paragraph" style:parent-style-name="Standard" style:list-style-name="L5">
      <style:paragraph-properties fo:line-height="100%" fo:text-align="justify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4a57e" officeooo:paragraph-rsid="0016c74a" fo:background-color="transparent" style:font-size-asian="14pt" style:font-weight-asian="bold" style:font-name-complex="Garamond" style:font-size-complex="16pt" style:font-weight-complex="bold"/>
    </style:style>
    <style:style style:name="P20" style:family="paragraph" style:parent-style-name="Standard" style:list-style-name="L2">
      <style:paragraph-properties fo:line-height="100%" fo:text-align="justify" style:justify-single-word="false" style:writing-mode="lr-tb"/>
      <style:text-properties style:font-name="Garamond" fo:font-size="12pt" style:text-underline-style="none" fo:font-weight="normal" officeooo:rsid="000ee337" officeooo:paragraph-rsid="000ee337" fo:background-color="transparent" style:font-size-asian="10.5pt" style:font-weight-asian="normal" style:font-name-complex="Garamond" style:font-size-complex="12pt" style:font-weight-complex="normal"/>
    </style:style>
    <style:style style:name="P21" style:family="paragraph" style:parent-style-name="Standard" style:list-style-name="L2">
      <style:paragraph-properties fo:line-height="100%" fo:text-align="justify" style:justify-single-word="false" style:writing-mode="lr-tb"/>
      <style:text-properties style:font-name="Garamond" fo:font-size="12pt" style:text-underline-style="none" fo:font-weight="normal" officeooo:rsid="0015fb4e" officeooo:paragraph-rsid="0015fb4e" fo:background-color="transparent" style:font-size-asian="10.5pt" style:font-weight-asian="normal" style:font-name-complex="Garamond" style:font-size-complex="12pt" style:font-weight-complex="normal"/>
    </style:style>
    <style:style style:name="P22" style:family="paragraph" style:parent-style-name="Standard" style:list-style-name="L4">
      <style:paragraph-properties fo:line-height="100%" fo:text-align="justify" style:justify-single-word="false" style:writing-mode="lr-tb"/>
      <style:text-properties style:font-name="Garamond" fo:font-size="12pt" style:text-underline-style="none" fo:font-weight="normal" officeooo:rsid="001435a1" officeooo:paragraph-rsid="001435a1" fo:background-color="transparent" style:font-size-asian="10.5pt" style:font-weight-asian="normal" style:font-name-complex="Garamond" style:font-size-complex="12pt" style:font-weight-complex="normal"/>
    </style:style>
    <style:style style:name="P23" style:family="paragraph" style:parent-style-name="Standard" style:list-style-name="L5">
      <style:paragraph-properties fo:line-height="100%" fo:text-align="justify" style:justify-single-word="false" style:writing-mode="lr-tb"/>
      <style:text-properties style:font-name="Garamond" fo:font-size="12pt" style:text-underline-style="none" fo:font-weight="normal" officeooo:rsid="00146618" officeooo:paragraph-rsid="00174ab3" fo:background-color="transparent" style:font-size-asian="10.5pt" style:font-weight-asian="normal" style:font-name-complex="Garamond" style:font-size-complex="12pt" style:font-weight-complex="normal"/>
    </style:style>
    <style:style style:name="P24" style:family="paragraph" style:parent-style-name="Standard" style:list-style-name="L2">
      <style:paragraph-properties fo:line-height="100%" fo:text-align="justify" style:justify-single-word="false" style:writing-mode="lr-tb"/>
      <style:text-properties officeooo:rsid="000cbdd8" officeooo:paragraph-rsid="000cbdd8"/>
    </style:style>
    <style:style style:name="P25" style:family="paragraph" style:parent-style-name="Standard" style:list-style-name="L3">
      <style:paragraph-properties fo:line-height="100%" fo:text-align="justify" style:justify-single-word="false" style:writing-mode="lr-tb"/>
      <style:text-properties officeooo:rsid="001435a1" officeooo:paragraph-rsid="001435a1"/>
    </style:style>
    <style:style style:name="P26" style:family="paragraph" style:parent-style-name="Standard" style:list-style-name="L5">
      <style:paragraph-properties fo:line-height="100%" fo:text-align="justify" style:justify-single-word="false" style:writing-mode="lr-tb"/>
      <style:text-properties officeooo:paragraph-rsid="00202efd"/>
    </style:style>
    <style:style style:name="P27" style:family="paragraph" style:parent-style-name="Standard" style:list-style-name="L1" style:master-page-name="">
      <style:paragraph-properties fo:margin-left="2.6cm" fo:margin-right="0cm" fo:line-height="100%" fo:text-align="justify" style:justify-single-word="false" fo:text-indent="0cm" style:auto-text-indent="false" style:page-number="auto" style:writing-mode="lr-tb"/>
      <style:text-properties style:font-name="Garamond" fo:font-size="12pt" style:text-underline-style="none" fo:font-weight="normal" officeooo:rsid="000bd87b" officeooo:paragraph-rsid="000bd87b" fo:background-color="transparent" style:font-size-asian="10.5pt" style:font-weight-asian="normal" style:font-name-complex="Garamond" style:font-size-complex="12pt" style:font-weight-complex="normal"/>
    </style:style>
    <style:style style:name="P28" style:family="paragraph" style:parent-style-name="Standard" style:list-style-name="L2" style:master-page-name="">
      <style:paragraph-properties fo:line-height="100%" fo:text-align="justify" style:justify-single-word="false" style:page-number="auto" style:writing-mode="lr-tb"/>
      <style:text-properties officeooo:paragraph-rsid="000cbdd8"/>
    </style:style>
    <style:style style:name="P29" style:family="paragraph" style:parent-style-name="Standard" style:list-style-name="L5" style:master-page-name="">
      <style:paragraph-properties fo:line-height="100%" fo:text-align="justify" style:justify-single-word="false" style:page-number="auto" style:writing-mode="lr-tb"/>
      <style:text-properties officeooo:paragraph-rsid="00202efd"/>
    </style:style>
    <style:style style:name="P30" style:family="paragraph" style:parent-style-name="Standard" style:list-style-name="L5" style:master-page-name="">
      <style:paragraph-properties fo:line-height="100%" fo:text-align="justify" style:justify-single-word="false" style:page-number="auto" style:writing-mode="lr-tb"/>
      <style:text-properties style:font-name="Garamond" fo:font-size="16pt" style:text-underline-style="solid" style:text-underline-width="auto" style:text-underline-color="font-color" fo:font-weight="bold" officeooo:rsid="00146618" officeooo:paragraph-rsid="00146618" fo:background-color="transparent" style:font-size-asian="14pt" style:font-weight-asian="bold" style:font-name-complex="Garamond" style:font-size-complex="16pt" style:font-weight-complex="bold"/>
    </style:style>
    <style:style style:name="P31" style:family="paragraph" style:parent-style-name="Standard" style:list-style-name="L5" style:master-page-name="">
      <style:paragraph-properties fo:line-height="100%" fo:text-align="justify" style:justify-single-word="false" style:page-number="auto" style:writing-mode="lr-tb"/>
      <style:text-properties style:font-name="Garamond" fo:font-size="12pt" style:text-underline-style="none" fo:font-weight="normal" officeooo:rsid="00146618" officeooo:paragraph-rsid="00174ab3" fo:background-color="transparent" style:font-size-asian="10.5pt" style:font-weight-asian="normal" style:font-name-complex="Garamond" style:font-size-complex="12pt" style:font-weight-complex="normal"/>
    </style:style>
    <style:style style:name="P32" style:family="paragraph" style:parent-style-name="Standard" style:list-style-name="L5" style:master-page-name="">
      <style:paragraph-properties fo:line-height="100%" fo:text-align="justify" style:justify-single-word="false" style:page-number="auto" style:writing-mode="lr-tb"/>
      <style:text-properties style:font-name="Garamond" fo:font-size="12pt" style:text-underline-style="none" fo:font-weight="normal" officeooo:rsid="0016c74a" officeooo:paragraph-rsid="0016c74a" fo:background-color="transparent" style:font-size-asian="10.5pt" style:font-weight-asian="normal" style:font-name-complex="Garamond" style:font-size-complex="12pt" style:font-weight-complex="normal"/>
    </style:style>
    <style:style style:name="T1" style:family="text">
      <style:text-properties style:font-name-asian="Garamon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f1a4" style:font-weight-asian="bold" style:font-weight-complex="bold"/>
    </style:style>
    <style:style style:name="T4" style:family="text">
      <style:text-properties fo:font-weight="bold" officeooo:rsid="0013f1a4" style:font-name-asian="Garamon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3f1a4" style:font-weight-asian="normal" style:font-weight-complex="normal"/>
    </style:style>
    <style:style style:name="T7" style:family="text">
      <style:text-properties fo:font-weight="normal" officeooo:rsid="0013f1a4" style:font-name-asian="Garamond" style:font-weight-asian="normal" style:font-weight-complex="normal"/>
    </style:style>
    <style:style style:name="T8" style:family="text">
      <style:text-properties officeooo:rsid="000ac918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14a57e" style:font-weight-asian="bold" style:font-weight-complex="bold"/>
    </style:style>
    <style:style style:name="T11" style:family="text">
      <style:text-properties style:font-name="Garamond" fo:font-size="12pt" style:text-underline-style="none" fo:font-weight="normal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12" style:family="text">
      <style:text-properties style:font-name="Garamond" fo:font-size="12pt" style:text-underline-style="none" fo:font-weight="normal" officeooo:rsid="000bd87b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13" style:family="text">
      <style:text-properties style:font-name="Garamond" fo:font-size="12pt" style:text-underline-style="none" fo:font-weight="normal" officeooo:rsid="000cbdd8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14" style:family="text">
      <style:text-properties style:font-name="Garamond" fo:font-size="12pt" style:text-underline-style="none" fo:font-weight="normal" officeooo:rsid="000ee337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15" style:family="text">
      <style:text-properties style:font-name="Garamond" fo:font-size="12pt" style:text-underline-style="none" fo:font-weight="normal" officeooo:rsid="0010a05c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16" style:family="text">
      <style:text-properties style:font-name="Garamond" fo:font-size="12pt" style:text-underline-style="none" fo:font-weight="normal" officeooo:rsid="001307ef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17" style:family="text">
      <style:text-properties style:font-name="Garamond" fo:font-size="12pt" style:text-underline-style="none" fo:font-weight="normal" officeooo:rsid="001435a1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18" style:family="text">
      <style:text-properties style:font-name="Garamond" fo:font-size="12pt" style:text-underline-style="none" fo:font-weight="normal" officeooo:rsid="0015dfc2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19" style:family="text">
      <style:text-properties style:font-name="Garamond" fo:font-size="12pt" style:text-underline-style="none" fo:font-weight="normal" officeooo:rsid="0014a57e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20" style:family="text">
      <style:text-properties style:font-name="Garamond" fo:font-size="12pt" style:text-underline-style="none" fo:font-weight="normal" officeooo:rsid="00202efd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21" style:family="text">
      <style:text-properties style:font-name="Garamond" fo:font-size="12pt" style:text-underline-style="solid" style:text-underline-width="auto" style:text-underline-color="font-color" fo:font-weight="normal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22" style:family="text">
      <style:text-properties style:font-name="Garamond" fo:font-size="12pt" style:text-underline-style="solid" style:text-underline-width="auto" style:text-underline-color="font-color" fo:font-weight="normal" officeooo:rsid="000bd87b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23" style:family="text">
      <style:text-properties style:font-name="Garamond" fo:font-size="12pt" style:text-underline-style="solid" style:text-underline-width="auto" style:text-underline-color="font-color" fo:font-weight="normal" officeooo:rsid="000da73a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24" style:family="text">
      <style:text-properties style:font-name="Garamond" fo:font-size="12pt" style:text-underline-style="solid" style:text-underline-width="auto" style:text-underline-color="font-color" fo:font-weight="normal" officeooo:rsid="000ee337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25" style:family="text">
      <style:text-properties style:font-name="Garamond" fo:font-size="12pt" style:text-underline-style="solid" style:text-underline-width="auto" style:text-underline-color="font-color" fo:font-weight="bold" fo:background-color="transparent" loext:char-shading-value="0" style:font-size-asian="10.5pt" style:font-weight-asian="bold" style:font-name-complex="Garamond" style:font-size-complex="12pt" style:font-weight-complex="bold"/>
    </style:style>
    <style:style style:name="T26" style:family="text">
      <style:text-properties style:font-name="Garamond" fo:font-size="12pt" style:text-underline-style="solid" style:text-underline-width="auto" style:text-underline-color="font-color" fo:font-weight="bold" officeooo:rsid="000bd87b" fo:background-color="transparent" loext:char-shading-value="0" style:font-size-asian="10.5pt" style:font-weight-asian="bold" style:font-name-complex="Garamond" style:font-size-complex="12pt" style:font-weight-complex="bold"/>
    </style:style>
    <style:style style:name="T27" style:family="text">
      <style:text-properties style:font-name="Garamond" fo:font-size="12pt" style:text-underline-style="solid" style:text-underline-width="auto" style:text-underline-color="font-color" fo:font-weight="bold" officeooo:rsid="001435a1" fo:background-color="transparent" loext:char-shading-value="0" style:font-size-asian="10.5pt" style:font-weight-asian="bold" style:font-name-complex="Garamond" style:font-size-complex="12pt" style:font-weight-complex="bold"/>
    </style:style>
    <style:style style:name="T28" style:family="text">
      <style:text-properties style:font-name="Garamond" fo:font-size="12pt" style:text-underline-style="solid" style:text-underline-width="auto" style:text-underline-color="font-color" fo:font-weight="bold" officeooo:rsid="0014a57e" fo:background-color="transparent" loext:char-shading-value="0" style:font-size-asian="10.5pt" style:font-weight-asian="bold" style:font-name-complex="Garamond" style:font-size-complex="12pt" style:font-weight-complex="bold"/>
    </style:style>
    <style:style style:name="T29" style:family="text">
      <style:text-properties style:font-name="Garamond" fo:font-size="12pt" fo:font-style="italic" style:text-underline-style="none" fo:font-weight="normal" officeooo:rsid="001bf412" fo:background-color="transparent" loext:char-shading-value="0" style:font-size-asian="10.5pt" style:font-style-asian="italic" style:font-weight-asian="normal" style:font-name-complex="Garamond" style:font-size-complex="12pt" style:font-style-complex="italic" style:font-weight-complex="normal"/>
    </style:style>
    <style:style style:name="T30" style:family="text">
      <style:text-properties style:font-name="Garamond" fo:font-size="12pt" fo:font-style="normal" style:text-underline-style="none" fo:font-weight="normal" officeooo:rsid="001bf412" fo:background-color="transparent" loext:char-shading-value="0" style:font-size-asian="10.5pt" style:font-style-asian="normal" style:font-weight-asian="normal" style:font-name-complex="Garamond" style:font-size-complex="12pt" style:font-style-complex="normal" style:font-weight-complex="normal"/>
    </style:style>
    <style:style style:name="T31" style:family="text">
      <style:text-properties style:font-name="Garamond" fo:font-size="12pt" fo:font-style="normal" style:text-underline-style="none" fo:font-weight="normal" officeooo:rsid="001c321d" fo:background-color="transparent" loext:char-shading-value="0" style:font-size-asian="10.5pt" style:font-style-asian="normal" style:font-weight-asian="normal" style:font-name-complex="Garamond" style:font-size-complex="12pt" style:font-style-complex="normal" style:font-weight-complex="normal"/>
    </style:style>
    <style:style style:name="T32" style:family="text">
      <style:text-properties style:font-name="Garamond" fo:font-size="12pt" fo:font-style="normal" style:text-underline-style="none" fo:font-weight="normal" officeooo:rsid="001d11cb" fo:background-color="transparent" loext:char-shading-value="0" style:font-size-asian="10.5pt" style:font-style-asian="normal" style:font-weight-asian="normal" style:font-name-complex="Garamond" style:font-size-complex="12pt" style:font-style-complex="normal" style:font-weight-complex="normal"/>
    </style:style>
    <style:style style:name="T33" style:family="text">
      <style:text-properties style:font-name="Garamond" fo:font-size="12pt" fo:font-style="normal" style:text-underline-style="none" fo:font-weight="normal" officeooo:rsid="001e8b58" fo:background-color="transparent" loext:char-shading-value="0" style:font-size-asian="10.5pt" style:font-style-asian="normal" style:font-weight-asian="normal" style:font-name-complex="Garamond" style:font-size-complex="12pt" style:font-style-complex="normal" style:font-weight-complex="normal"/>
    </style:style>
    <style:style style:name="T34" style:family="text">
      <style:text-properties style:font-name="Garamond" fo:font-size="12pt" fo:font-style="normal" style:text-underline-style="none" fo:font-weight="normal" officeooo:rsid="001ca8c1" fo:background-color="transparent" loext:char-shading-value="0" style:font-size-asian="10.5pt" style:font-style-asian="normal" style:font-weight-asian="normal" style:font-name-complex="Garamond" style:font-size-complex="12pt" style:font-style-complex="normal" style:font-weight-complex="normal"/>
    </style:style>
    <style:style style:name="T35" style:family="text">
      <style:text-properties style:font-name="Garamond" fo:font-size="12pt" fo:font-style="normal" style:text-underline-style="none" fo:font-weight="normal" officeooo:rsid="001d629e" fo:background-color="transparent" loext:char-shading-value="0" style:font-size-asian="10.5pt" style:font-style-asian="normal" style:font-weight-asian="normal" style:font-name-complex="Garamond" style:font-size-complex="12pt" style:font-style-complex="normal" style:font-weight-complex="normal"/>
    </style:style>
    <style:style style:name="T36" style:family="text">
      <style:text-properties style:font-name="Garamond" fo:font-size="12pt" fo:font-style="normal" style:text-underline-style="none" fo:font-weight="normal" officeooo:rsid="001fa19f" fo:background-color="transparent" loext:char-shading-value="0" style:font-size-asian="10.5pt" style:font-style-asian="normal" style:font-weight-asian="normal" style:font-name-complex="Garamond" style:font-size-complex="12pt" style:font-style-complex="normal" style:font-weight-complex="normal"/>
    </style:style>
    <style:style style:name="T37" style:family="text">
      <style:text-properties officeooo:rsid="001435a1"/>
    </style:style>
    <style:style style:name="T38" style:family="text">
      <style:text-properties officeooo:rsid="0015dfc2"/>
    </style:style>
    <style:style style:name="T39" style:family="text">
      <style:text-properties officeooo:rsid="0016c74a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01c321d" style:font-style-asian="normal" style:font-style-complex="normal"/>
    </style:style>
    <style:style style:name="T43" style:family="text">
      <style:text-properties fo:font-style="normal" officeooo:rsid="001ca8c1" style:font-style-asian="normal" style:font-style-complex="normal"/>
    </style:style>
    <style:style style:name="T44" style:family="text">
      <style:text-properties fo:font-style="normal" officeooo:rsid="001d11cb" style:font-style-asian="normal" style:font-style-complex="normal"/>
    </style:style>
    <style:style style:name="T45" style:family="text">
      <style:text-properties fo:font-style="normal" officeooo:rsid="001d629e" style:font-style-asian="normal" style:font-style-complex="normal"/>
    </style:style>
    <style:style style:name="T46" style:family="text">
      <style:text-properties fo:font-style="normal" officeooo:rsid="001e8b58" style:font-style-asian="normal" style:font-style-complex="normal"/>
    </style:style>
    <style:style style:name="T47" style:family="text">
      <style:text-properties fo:font-style="normal" officeooo:rsid="001fa19f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1cm" fo:text-indent="-0.635cm" fo:margin-left="3.9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06cm" fo:text-indent="-0.635cm" fo:margin-left="4.6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1cm" fo:text-indent="-0.635cm" fo:margin-left="5.2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6cm" fo:text-indent="-0.635cm" fo:margin-left="5.8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1cm" fo:text-indent="-0.635cm" fo:margin-left="6.5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6cm" fo:text-indent="-0.635cm" fo:margin-left="7.1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81cm" fo:text-indent="-0.635cm" fo:margin-left="7.7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16cm" fo:text-indent="-0.635cm" fo:margin-left="8.4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051cm" fo:text-indent="-0.635cm" fo:margin-left="9.0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686cm" fo:text-indent="-0.635cm" fo:margin-left="9.686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7cm" fo:text-indent="-0.635cm" fo:margin-left="3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14cm" fo:text-indent="-0.635cm" fo:margin-left="5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75cm" fo:text-indent="-0.635cm" fo:margin-left="5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41cm" fo:text-indent="-0.635cm" fo:margin-left="6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045cm" fo:text-indent="-0.635cm" fo:margin-left="7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8cm" fo:text-indent="-0.635cm" fo:margin-left="7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315cm" fo:text-indent="-0.635cm" fo:margin-left="8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95cm" fo:text-indent="-0.635cm" fo:margin-left="8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85cm" fo:text-indent="-0.635cm" fo:margin-left="9.5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"/>
      <text:p text:style-name="P1"/>
      <text:p text:style-name="P1"/>
      <text:p text:style-name="P1"/>
      <text:p text:style-name="P1"><text:s/></text:p>
      <text:h text:style-name="P7" text:outline-level="1">PROG5 - Projet logiciel <text:line-break/>2014-2015</text:h>
      <text:p text:style-name="P3"/>
      <text:p text:style-name="P3"/>
      <text:p text:style-name="P3"/>
      <text:p text:style-name="P2">Liste des test<text:span text:style-name="T8">s</text:span></text:p>
      <text:p text:style-name="P4"/>
      <text:p text:style-name="P4"/>
      <text:p text:style-name="P4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éalisé<text:span text:style-name="T1"> </text:span>par :</text:p>
      <text:p text:style-name="P4"><text:span text:style-name="T3">COUTAUD</text:span><text:span text:style-name="T6"> Ulysse</text:span><text:span text:style-name="T5">,</text:span></text:p>
      <text:p text:style-name="P4"><text:span text:style-name="T2">SID-LAKHDAR</text:span><text:span text:style-name="T1"> <text:s/></text:span>Riyane<text:span text:style-name="T1">,</text:span></text:p>
      <text:p text:style-name="P4"><text:span text:style-name="T4">OCHIER</text:span><text:span text:style-name="T7"> Sebastien,</text:span></text:p>
      <text:p text:style-name="P4"><text:span text:style-name="T7"><text:s/></text:span><text:span text:style-name="T4">SELLAM</text:span><text:span text:style-name="T7"> Louis</text:span></text:p>
      <text:p text:style-name="P5">(L3 informatique)</text:p>
      <text:p text:style-name="P4"/>
      <text:p text:style-name="P4"/>
      <text:p text:style-name="P4"/>
      <text:p text:style-name="P4"/>
      <text:p text:style-name="P4">Janvier 2015</text:p>
      <text:list xml:id="list8884173432959752059" text:style-name="L1">
        <text:list-item>
          <text:p text:style-name="P16"><text:soft-page-break/>arm_data_processing_shift:</text:p>
          <text:p text:style-name="P27">Implantation du fichier <text:span text:style-name="T9">exampleDataProcessing.s</text:span> contenant:</text:p>
        </text:list-item>
      </text:list>
      <text:list xml:id="list8637517601926464035" text:style-name="L2">
        <text:list-item>
          <text:p text:style-name="P28"><text:span text:style-name="T12">Le test de chaque instruction de calcul (</text:span><text:span text:style-name="T15">ADD, SUB, MOV, ...</text:span><text:span text:style-name="T12">) simple de type </text:span><text:span text:style-name="T22">op r0, r1</text:span><text:span text:style-name="T12"> ou: r0 est le registre </text:span><text:span text:style-name="T13">destination</text:span><text:span text:style-name="T12"> </text:span><text:span text:style-name="T13">et operande 0 et r1 est le registre operande 1 (ou immediat): </text:span><text:span text:style-name="T24">4</text:span><text:span text:style-name="T23">cas</text:span><text:span text:style-name="T13">.</text:span></text:p>
        </text:list-item>
        <text:list-item>
          <text:p text:style-name="P24"><text:span text:style-name="T11">Le test de 2 </text:span><text:span text:style-name="T14">des </text:span><text:span text:style-name="T11">operations précedente</text:span><text:span text:style-name="T14">s</text:span><text:span text:style-name="T11"> (ADD et SUB) <text:s/>avec une operation arithmétique: </text:span><text:span text:style-name="T21">op r0, r1, r2, ari </text:span><text:span text:style-name="T24">r3</text:span><text:span text:style-name="T14"> </text:span><text:span text:style-name="T11"><text:s/></text:span><text:span text:style-name="T14">ou r3 est un registre ou un immediat: </text:span><text:span text:style-name="T24">9 cas</text:span><text:span text:style-name="T14">.</text:span></text:p>
        </text:list-item>
        <text:list-item>
          <text:p text:style-name="P20">Le test des fonctions de test (TST, TEQ, …)</text:p>
        </text:list-item>
        <text:list-item>
          <text:p text:style-name="P21">Test de la fonctionalité du coprocesseur ajoutée: MUL</text:p>
        </text:list-item>
      </text:list>
      <text:p text:style-name="P8"/>
      <text:p text:style-name="P12"><text:span text:style-name="T11">Implantation du fichier <text:s/></text:span><text:span text:style-name="T26">exampleDataProcessing</text:span><text:span text:style-name="T25">Save</text:span><text:span text:style-name="T26">.s</text:span><text:span text:style-name="T12"> </text:span><text:span text:style-name="T11">qui reprend les test</text:span><text:span text:style-name="T18">s</text:span><text:span text:style-name="T11"> précédents en demandant au simulateur la modification du registre d'etat CPSR (</text:span><text:span text:style-name="T16">ADDS, SUBS, …</text:span><text:span text:style-name="T11">)</text:span></text:p>
      <text:list xml:id="list6365016991584932675" text:style-name="L3">
        <text:list-header>
          <text:p text:style-name="P25"/>
        </text:list-header>
        <text:list-item>
          <text:p text:style-name="P17">arm_exception:</text:p>
        </text:list-item>
      </text:list>
      <text:p text:style-name="P13"><text:span text:style-name="T17">Implantation du fichier </text:span><text:span text:style-name="T27">exampleException.s</text:span><text:span text:style-name="T17"> contenant:</text:span></text:p>
      <text:p text:style-name="P10">L'ensemble des vecteurs d'exception chargé à des adresses de type: <text:s text:c="2"/>vectIntInterr + offset où:</text:p>
      <text:list xml:id="list4164765748101511007" text:style-name="L4">
        <text:list-item>
          <text:p text:style-name="P22">«vectInterr» est l'adresse réelle des vecteurs d'interruption dans un pr<text:span text:style-name="T38">o</text:span>cesseur ARM</text:p>
        </text:list-item>
        <text:list-item>
          <text:p text:style-name="P22">«offset» est le d<text:span text:style-name="T38">é</text:span>calage introduit pour pouvoir <text:span text:style-name="T38">é</text:span>crire nos vecteurs d'interruptions à des adresses accessible<text:span text:style-name="T38">s</text:span> en assembleur <text:s/>(0xFFC).</text:p>
        </text:list-item>
      </text:list>
      <text:p text:style-name="P9">Test de tous les types d'exceptions de mani<text:span text:style-name="T38">è</text:span>re individuel<text:span text:style-name="T38">les</text:span> (avec send irq).</text:p>
      <text:p text:style-name="P11">Puis test des exceptions de mani<text:span text:style-name="T38">è</text:span>re croisé<text:span text:style-name="T38">e</text:span>: Levée d'un<text:span text:style-name="T38">e</text:span> exception pendant le traitement d'une autre exception.</text:p>
      <text:p text:style-name="P11"/>
      <text:list xml:id="list8504418065197520512" text:style-name="L5">
        <text:list-item>
          <text:p text:style-name="P30">arm_branch_others:</text:p>
          <text:list>
            <text:list-header>
              <text:p text:style-name="P31"><text:span text:style-name="T37">Implantation du fichier </text:span><text:span text:style-name="T10">exampleMrsMsr.s </text:span><text:span text:style-name="T37">permettant de tester les instructions MSR immédiat et par un registre, MRS et BLX.</text:span></text:p>
            </text:list-header>
            <text:list-item>
              <text:p text:style-name="P23"/>
            </text:list-item>
          </text:list>
        </text:list-item>
        <text:list-item>
          <text:p text:style-name="P18">arm_load_store:</text:p>
          <text:list>
            <text:list-item>
              <text:p text:style-name="P29"><text:span text:style-name="T17">Implantation du fichier </text:span><text:span text:style-name="T27">example</text:span><text:span text:style-name="T28">LoadStore</text:span><text:span text:style-name="T27">.s</text:span><text:span text:style-name="T17"> contenant des tests simple. Une mise en mémoire de données précéde les tests, qui ont pour but de mettre en évidence le bon fonctionnement des Load/Store pré-incrémentés avec le registre d'adresse modifié ou non. Ce fichier permet le test des LDR, LDRB, LDRH et ainsi des stores correspondants.</text:span></text:p>
              <text:p text:style-name="P26"><text:span text:style-name="T19">De plus, il test</text:span><text:span text:style-name="T20">e</text:span><text:span text:style-name="T19"> les LDM et STRM soit les load/store multiples avec une liste de registres.</text:span></text:p>
            </text:list-item>
            <text:list-item>
              <text:p text:style-name="P26"><text:span text:style-name="T29">Fichier testldr </text:span><text:span text:style-name="T30">: </text:span><text:span text:style-name="T31">test </text:span><text:span text:style-name="T32">(</text:span><text:span text:style-name="T33">quasiment</text:span><text:span text:style-name="T32">) </text:span><text:span text:style-name="T31">exhaustif de tout les modes d'adressages pour le chargement de mots (4 octets)</text:span></text:p>
            </text:list-item>
            <text:list-item>
              <text:p text:style-name="P26"><text:span text:style-name="T29">Fichier testldrh : </text:span><text:span text:style-name="T31">test de tout les modes d'adressages pour le chargement de demi </text:span><text:span text:style-name="T34">mots</text:span><text:span text:style-name="T31"> </text:span><text:span text:style-name="T34">(2 octets), relatifs et absolus.</text:span></text:p>
            </text:list-item>
            <text:list-item>
              <text:p text:style-name="P26"><text:span text:style-name="T29">Fichier testldrb : </text:span><text:span text:style-name="T31">test de tout les modes d'adressages pour le chargement d</text:span><text:span text:style-name="T32">'octet , pour des valeurs relatives </text:span><text:span text:style-name="T35">ou absolues.</text:span></text:p>
            </text:list-item>
            <text:list-item>
              <text:p text:style-name="P26"><text:soft-page-break/><text:span text:style-name="T29">Fichier teststr:</text:span><text:span text:style-name="T30"> </text:span><text:span text:style-name="T33">test </text:span><text:span text:style-name="T36">pour le store de mots (4 octets) avec tout les modes d'adressages non indexés et pré-indexés (l'adressage déjà testé avec les load, un test plus complet nous a semblé inutile)</text:span></text:p>
            </text:list-item>
          </text:list>
        </text:list-item>
      </text:list>
      <text:p text:style-name="P14"/>
      <text:list xml:id="list134722078030325" text:continue-numbering="true" text:style-name="L5">
        <text:list-item>
          <text:p text:style-name="P19">arm_<text:span text:style-name="T39">instruction</text:span>:</text:p>
          <text:list>
            <text:list-header>
              <text:p text:style-name="P32"><text:span text:style-name="T37">Implantation du fichier </text:span><text:span text:style-name="T10">exampleCondition.s</text:span> contenant un test de conditions (respectées et non respectées) ainsi que des branchement correspondants.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6T13:47:21.046453220</dc:date>
    <dc:creator>sidlakhr </dc:creator>
    <meta:generator>LibreOffice/4.2.4.2$Linux_X86_64 LibreOffice_project/420m0$Build-2</meta:generator>
    <meta:editing-duration>PT1H4M27S</meta:editing-duration>
    <meta:editing-cycles>22</meta:editing-cycles>
    <meta:document-statistic meta:table-count="0" meta:image-count="0" meta:object-count="0" meta:page-count="3" meta:paragraph-count="37" meta:word-count="432" meta:character-count="2740" meta:non-whitespace-character-count="2354"/>
  </office:meta>
</office:document-meta>
</file>